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6pt" fo:font-weight="bold" officeooo:rsid="001a2d81" officeooo:paragraph-rsid="001858f1" style:font-weight-asian="bold" style:font-weight-complex="bold"/>
    </style:style>
    <style:style style:name="P2" style:family="paragraph" style:parent-style-name="Standard" style:list-style-name="L1">
      <style:paragraph-properties fo:text-align="center" style:justify-single-word="false"/>
      <style:text-properties fo:font-size="20pt" fo:font-weight="bold" officeooo:rsid="001858f1" officeooo:paragraph-rsid="001858f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1858f1" officeooo:paragraph-rsid="001858f1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2d81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a2d81" officeooo:paragraph-rsid="001a2d81"/>
    </style:style>
    <style:style style:name="P6" style:family="paragraph" style:parent-style-name="Standard">
      <style:paragraph-properties fo:text-align="start" style:justify-single-word="false"/>
      <style:text-properties officeooo:rsid="001a2d81" officeooo:paragraph-rsid="001a2d81"/>
    </style:style>
    <style:style style:name="T1" style:family="text">
      <style:text-properties fo:font-size="14pt" fo:font-weight="normal" officeooo:rsid="001a2d81" style:font-weight-asian="normal" style:font-weight-complex="normal"/>
    </style:style>
    <style:style style:name="T2" style:family="text">
      <style:text-properties fo:font-size="12pt" fo:font-weight="normal" officeooo:rsid="001a2d8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9977566" text:style-name="L1">
        <text:list-header>
          <text:p text:style-name="P2">Android App Development Setup</text:p>
        </text:list-header>
      </text:list>
      <text:p text:style-name="P3"/>
      <text:list xml:id="list184031878033583" text:continue-numbering="true" text:style-name="L1">
        <text:list-item>
          <text:p text:style-name="P1">Android Studio</text:p>
          <text:list>
            <text:list-item>
              <text:p text:style-name="P4"><text:span text:style-name="T2">Download Android studio from :</text:span><text:span text:style-name="T1"> </text:span><text:a xlink:type="simple" xlink:href="https://developer.android.com/studio" text:style-name="Internet_20_link" text:visited-style-name="Visited_20_Internet_20_Link">https://developer.android.com/studio</text:a></text:p>
            </text:list-item>
            <text:list-item>
              <text:p text:style-name="P5">untar the tar file and go to bin and run studio.sh file</text:p>
            </text:list-item>
            <text:list-item>
              <text:p text:style-name="P5">you can add this folder to path to run from anywhere.</text:p>
            </text:list-item>
          </text:list>
        </text:list-item>
      </text:list>
      <text:p text:style-name="P6"/>
      <text:list xml:id="list184031013950392" text:continue-numbering="true" text:style-name="L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16:43:16.952651001</meta:creation-date>
    <dc:date>2020-07-19T17:46:32.316522360</dc:date>
    <meta:editing-duration>PT2M1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41" meta:character-count="224" meta:non-whitespace-character-count="194"/>
  </office:meta>
</office:document-meta>
</file>